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 style:list-style-name="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color="#00cc00"/>
    </style:style>
    <style:style style:name="P8" style:family="paragraph" style:parent-style-name="Standard">
      <style:paragraph-properties fo:text-align="start" style:justify-single-word="false"/>
      <style:text-properties fo:color="#00cc00"/>
    </style:style>
    <style:style style:name="P9" style:family="paragraph" style:parent-style-name="Standard" style:list-style-name="">
      <style:text-properties fo:color="#00cc00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3b181" style:font-size-asian="12pt" style:font-name-complex="Times New Roman1" style:font-size-complex="12pt"/>
    </style:style>
    <style:style style:name="T4" style:family="text">
      <style:text-properties style:font-name="Times New Roman" fo:font-size="13pt" style:font-size-asian="13pt" style:font-name-complex="Times New Roman1" style:font-size-complex="13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color="#00cc00" style:font-name="Times New Roman" fo:font-size="12pt" style:font-size-asian="12pt" style:font-name-complex="Times New Roman1" style:font-size-complex="12pt"/>
    </style:style>
    <style:style style:name="T7" style:family="text">
      <style:text-properties fo:color="#00cc00" style:font-name="Times New Roman" fo:font-size="14pt" style:font-size-asian="14pt" style:font-name-complex="Times New Roman1" style:font-size-complex="14pt"/>
    </style:style>
    <style:style style:name="T8" style:family="text">
      <style:text-properties fo:color="#00cc00" style:font-name="Times New Roman" fo:font-size="13pt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5. 1 Asynchronous Multi Processing.C(for implementation of A.M.P)</text:span></text:p>
      <text:p text:style-name="Standard"><text:span text:style-name="T2">#define _GNU_SOURCE</text:span></text:p>
      <text:p text:style-name="Standard"><text:span text:style-name="T2">#include &lt;stdio.h&gt;</text:span></text:p>
      <text:p text:style-name="Standard"><text:span text:style-name="T2">#include &lt;time.h&gt;</text:span></text:p>
      <text:p text:style-name="Standard"><text:span text:style-name="T2">#include &lt;unistd.h&gt;</text:span></text:p>
      <text:p text:style-name="Standard"><text:span text:style-name="T2">#include &lt;string.h&gt;</text:span></text:p>
      <text:p text:style-name="Standard"><text:span text:style-name="T2">#include &lt;pthread.h&gt;</text:span></text:p>
      <text:p text:style-name="Standard"><text:span text:style-name="T2">#include &lt;stdlib.h&gt;</text:span></text:p>
      <text:p text:style-name="Standard"><text:span text:style-name="T2">#include &lt;errno.h&gt;</text:span></text:p>
      <text:p text:style-name="Standard"><text:span text:style-name="T2">#define QUEUE_SIZE <text:s text:c="3"/>2000</text:span></text:p>
      <text:p text:style-name="Standard"><text:span text:style-name="T2">#define TOTAL_THREADS 500</text:span></text:p>
      <text:p text:style-name="Standard"><text:span text:style-name="T2">#define ITERATIONS <text:s text:c="3"/>1</text:span></text:p>
      <text:p text:style-name="Standard"><text:span text:style-name="T2">clock_t start[TOTAL_THREADS];</text:span></text:p>
      <text:p text:style-name="Standard"><text:span text:style-name="T2">clock_t end[TOTAL_THREADS];</text:span></text:p>
      <text:p text:style-name="Standard"><text:span text:style-name="T2">double calctime[TOTAL_THREADS];</text:span></text:p>
      <text:p text:style-name="Standard"><text:span text:style-name="T2">double lat[TOTAL_THREADS];</text:span></text:p>
      <text:p text:style-name="Standard"><text:span text:style-name="T2">int s, j;</text:span></text:p>
      <text:p text:style-name="Standard"><text:span text:style-name="T2">cpu_set_t cpuset;</text:span></text:p>
      <text:p text:style-name="Standard"><text:span text:style-name="T2">pthread_t workers[TOTAL_THREADS];</text:span></text:p>
      <text:p text:style-name="Standard"><text:span text:style-name="T2">typedef pthread_barrier_t *waiting_thread;</text:span></text:p>
      <text:p text:style-name="P4"/>
      <text:p text:style-name="P6"><text:span text:style-name="T2"><text:s text:c="37"/>//struct to simulate fifo-based mutex-------------------------------------------</text:span></text:p>
      <text:p text:style-name="Standard"><text:span text:style-name="T2">typedef struct</text:span></text:p>
      <text:p text:style-name="Standard"><text:span text:style-name="T2">{</text:span></text:p>
      <text:p text:style-name="Standard"><text:span text:style-name="T2"><text:tab/>int <text:s/>init;</text:span></text:p>
      <text:p text:style-name="Standard"><text:soft-page-break/><text:span text:style-name="T2"><text:tab/>waiting_thread <text:s text:c="3"/>threads[QUEUE_SIZE];</text:span></text:p>
      <text:p text:style-name="Standard"><text:span text:style-name="T2"><text:tab/>pthread_mutex_t <text:s text:c="2"/>mutex, change_mutex;</text:span></text:p>
      <text:p text:style-name="Standard"><text:span text:style-name="T2"><text:tab/>pthread_cond_t <text:s text:c="3"/>queue_change;</text:span></text:p>
      <text:p text:style-name="Standard"><text:span text:style-name="T2"><text:tab/>pthread_barrier_t queuing_sync;</text:span></text:p>
      <text:p text:style-name="Standard"><text:span text:style-name="T2"><text:tab/>unsigned int <text:s text:c="5"/>front, count, max;</text:span></text:p>
      <text:p text:style-name="Standard"><text:span text:style-name="T2">} thread_queue;</text:span></text:p>
      <text:p text:style-name="Standard"><text:span text:style-name="T2">static thread_queue main_queue = { 0 };</text:span></text:p>
      <text:p text:style-name="P4"/>
      <text:p text:style-name="P1"><text:span text:style-name="T2">/</text:span><text:span text:style-name="T6">/END struct to simulate fifo-based mutex-----------------------------------</text:span></text:p>
      <text:p text:style-name="P8"><text:span text:style-name="T2">//functions for dealing with queue---------------------------------------------</text:span></text:p>
      <text:p text:style-name="P7"><text:span text:style-name="T2">//initialize the queue</text:span></text:p>
      <text:p text:style-name="Standard"><text:span text:style-name="T2"/></text:p>
      <text:p text:style-name="Standard"><text:span text:style-name="T2">static int init_main_queue()</text:span></text:p>
      <text:p text:style-name="Standard"><text:span text:style-name="T2">{</text:span></text:p>
      <text:p text:style-name="Standard"><text:span text:style-name="T2"><text:tab/>if (main_queue.init) return 1;</text:span></text:p>
      <text:p text:style-name="Standard"><text:span text:style-name="T2"><text:tab/>memset(main_queue.threads, 0, sizeof(waiting_thread) * QUEUE_SIZE);</text:span></text:p>
      <text:p text:style-name="Standard"><text:span text:style-name="T2"><text:tab/>if (pthread_mutex_init(&amp;main_queue.mutex, NULL) != 0) <text:s text:c="12"/>return 0;</text:span></text:p>
      <text:p text:style-name="Standard"><text:span text:style-name="T2"><text:tab/>if (pthread_mutex_init(&amp;main_queue.change_mutex, NULL) != 0) <text:s text:c="5"/>return 0;</text:span></text:p>
      <text:p text:style-name="Standard"><text:span text:style-name="T2"><text:tab/>if (pthread_cond_init(&amp;main_queue.queue_change, NULL) != 0) <text:s text:c="6"/>return 0;</text:span></text:p>
      <text:p text:style-name="Standard"><text:span text:style-name="T2"><text:tab/>if (pthread_barrier_init(&amp;main_queue.queuing_sync, NULL, 2) != 0) return 0;</text:span></text:p>
      <text:p text:style-name="Standard"><text:span text:style-name="T2"><text:tab/>main_queue.front = 0;</text:span></text:p>
      <text:p text:style-name="Standard"><text:span text:style-name="T2"><text:tab/>main_queue.count = 0;</text:span></text:p>
      <text:p text:style-name="Standard"><text:span text:style-name="T2"><text:tab/>main_queue.max <text:s text:c="2"/>= QUEUE_SIZE;</text:span></text:p>
      <text:p text:style-name="Standard"><text:span text:style-name="T2"><text:tab/>main_queue.init <text:s/>= 1;</text:span></text:p>
      <text:p text:style-name="Standard"><text:span text:style-name="T2"><text:tab/>return 1;</text:span></text:p>
      <text:p text:style-name="Standard"><text:soft-page-break/><text:span text:style-name="T2">}</text:span></text:p>
      <text:p text:style-name="Standard"><text:span text:style-name="T2">//clean up the queue</text:span></text:p>
      <text:p text:style-name="Standard"><text:span text:style-name="T2">static int fini_main_queue()</text:span></text:p>
      <text:p text:style-name="Standard"><text:span text:style-name="T2">{</text:span></text:p>
      <text:p text:style-name="P1"><text:span text:style-name="T2"><text:tab/></text:span><text:span text:style-name="T7">//</text:span><text:span text:style-name="T8">(</text:span><text:span text:style-name="T6">there should probably be some sort of 'main_queue.threads' cleanup)</text:span></text:p>
      <text:p text:style-name="P4"/>
      <text:p text:style-name="Standard"><text:span text:style-name="T2"><text:tab/>if (!main_queue.init) return 1;</text:span></text:p>
      <text:p text:style-name="Standard"><text:span text:style-name="T2"><text:tab/>pthread_mutex_destroy(&amp;main_queue.mutex);</text:span></text:p>
      <text:p text:style-name="Standard"><text:span text:style-name="T2"><text:tab/>pthread_mutex_destroy(&amp;main_queue.change_mutex);</text:span></text:p>
      <text:p text:style-name="Standard"><text:span text:style-name="T2"><text:tab/>pthread_cond_destroy(&amp;main_queue.queue_change);</text:span></text:p>
      <text:p text:style-name="Standard"><text:span text:style-name="T2"><text:tab/>pthread_barrier_destroy(&amp;main_queue.queuing_sync);</text:span></text:p>
      <text:p text:style-name="Standard"><text:span text:style-name="T2"><text:tab/>return 1;</text:span></text:p>
      <text:p text:style-name="Standard"><text:span text:style-name="T2">}</text:span></text:p>
      <text:p text:style-name="P4"/>
      <text:p text:style-name="P8"><text:span text:style-name="T2">//push a thread onto the queue (from the thread itself)</text:span></text:p>
      <text:p text:style-name="Standard"><text:span text:style-name="T2">static int push_waiting_thread(waiting_thread tThread)</text:span></text:p>
      <text:p text:style-name="Standard"><text:span text:style-name="T2">{</text:span></text:p>
      <text:p text:style-name="Standard"><text:span text:style-name="T2"><text:tab/></text:span><text:span text:style-name="T6">//obtain a queue lock</text:span></text:p>
      <text:p text:style-name="Standard"><text:span text:style-name="T2"><text:tab/>if (!main_queue.init || pthread_mutex_lock(&amp;main_queue.mutex) != 0) return 0;</text:span></text:p>
      <text:p text:style-name="Standard"><text:span text:style-name="T2"><text:tab/>if (main_queue.count == main_queue.max)</text:span></text:p>
      <text:p text:style-name="Standard"><text:span text:style-name="T2"><text:tab/>{</text:span></text:p>
      <text:p text:style-name="Standard"><text:span text:style-name="T2"><text:tab/>pthread_mutex_unlock(&amp;main_queue.mutex);</text:span></text:p>
      <text:p text:style-name="Standard"><text:span text:style-name="T2"><text:tab/>return 0;</text:span></text:p>
      <text:p text:style-name="Standard"><text:span text:style-name="T2"><text:tab/>}</text:span></text:p>
      <text:p text:style-name="P4"/>
      <text:p text:style-name="Standard"><text:soft-page-break/><text:span text:style-name="T2"><text:tab/>//notify the queuing thread of a change; the lock on the mutex will</text:span></text:p>
      <text:h text:style-name="P2" text:outline-level="1"><text:span text:style-name="T2"><text:tab/></text:span><text:span text:style-name="T6">//prevent it from continuing until the change is made</text:span></text:h>
      <text:p text:style-name="Standard"><text:span text:style-name="T2"><text:tab/>pthread_cond_broadcast(&amp;main_queue.queue_change);</text:span></text:p>
      <text:p text:style-name="P4"/>
      <text:p text:style-name="P1"><text:span text:style-name="T2"><text:tab/></text:span><text:span text:style-name="T6">//add the thread to the queue</text:span></text:p>
      <text:p text:style-name="Standard"><text:span text:style-name="T2"><text:tab/>main_queue.threads[(main_queue.front + main_queue.count++) % main_queue.max] = tThread;</text:span></text:p>
      <text:p text:style-name="Standard"><text:span text:style-name="T2"><text:tab/>pthread_mutex_unlock(&amp;main_queue.mutex);</text:span></text:p>
      <text:p text:style-name="P4"/>
      <text:p text:style-name="Standard"><text:span text:style-name="T2"><text:tab/>return 1;</text:span></text:p>
      <text:p text:style-name="Standard"><text:span text:style-name="T2">}</text:span></text:p>
      <text:p text:style-name="P4"/>
      <text:p text:style-name="P8"><text:span text:style-name="T2">//wait for access to the "resource" (from the thread needing it)</text:span></text:p>
      <text:p text:style-name="Standard"><text:span text:style-name="T2">static int wait_for_resource(waiting_thread tThread, int iIdentity)</text:span></text:p>
      <text:p text:style-name="Standard"><text:span text:style-name="T2">{</text:span></text:p>
      <text:p text:style-name="P1"><text:span text:style-name="T2"><text:tab/></text:span><text:span text:style-name="T6">//add the thread to the queue and wait for its number to come up</text:span></text:p>
      <text:p text:style-name="Standard"><text:span text:style-name="T2"><text:tab/>if (!push_waiting_thread(tThread)) return 0;</text:span></text:p>
      <text:p text:style-name="Standard"><text:span text:style-name="T2"><text:tab/>fprintf(stderr, "thread %i waiting\n", iIdentity);</text:span></text:p>
      <text:p text:style-name="Standard"><text:span text:style-name="T2"><text:tab/>int outcome = pthread_barrier_wait(tThread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4"/>
      <text:p text:style-name="P8"><text:span text:style-name="T2">//"unlock" the simulated mutex when finished with it</text:span></text:p>
      <text:p text:style-name="Standard"><text:span text:style-name="T2">static int finish_with_resource()</text:span></text:p>
      <text:p text:style-name="Standard"><text:span text:style-name="T2">{</text:span></text:p>
      <text:p text:style-name="Standard"><text:soft-page-break/><text:span text:style-name="T2"><text:tab/>if (!main_queue.init) return 0;</text:span></text:p>
      <text:p text:style-name="Standard"><text:span text:style-name="T2"><text:tab/>int outcome = pthread_barrier_wait(&amp;main_queue.queuing_sync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4"/>
      <text:p text:style-name="P8"><text:span text:style-name="T2">//call the next thread in the queue (from the queuing thread)</text:span></text:p>
      <text:p text:style-name="Standard"><text:span text:style-name="T2">static int pop_waiting_thread()</text:span></text:p>
      <text:p text:style-name="Standard"><text:span text:style-name="T2">{</text:span></text:p>
      <text:p text:style-name="Standard"><text:span text:style-name="T2"><text:tab/>int outcome;</text:span></text:p>
      <text:p text:style-name="P4"/>
      <text:p text:style-name="P1"><text:span text:style-name="T2"><text:tab/></text:span><text:span text:style-name="T6">//obtain a queue lock</text:span></text:p>
      <text:p text:style-name="Standard"><text:span text:style-name="T2"><text:tab/>if (!main_queue.init || pthread_mutex_lock(&amp;main_queue.mutex) != 0) return 0;</text:span></text:p>
      <text:p text:style-name="P4"/>
      <text:p text:style-name="Standard"><text:span text:style-name="T2"><text:tab/></text:span><text:span text:style-name="T6">//if the queue is empty, block until a thread is added</text:span></text:p>
      <text:p text:style-name="Standard"><text:span text:style-name="T2"><text:tab/>if (!main_queue.count)</text:span></text:p>
      <text:p text:style-name="Standard"><text:span text:style-name="T2"><text:tab/>{</text:span></text:p>
      <text:p text:style-name="Standard"><text:span text:style-name="T2"><text:tab/>pthread_mutex_unlock(&amp;main_queue.mutex);</text:span></text:p>
      <text:h text:style-name="P5" text:outline-level="1"><text:span text:style-name="T2"><text:tab/></text:span><text:span text:style-name="T6">//(there is a chance 'pthread_cond_broadcast' will happen between the</text:span></text:h>
      <text:p text:style-name="P7"><text:span text:style-name="T2"><text:tab/>//line above and the line below; therefore, a 'nanosleep' might be in</text:span></text:p>
      <text:p text:style-name="P7"><text:span text:style-name="T2"><text:tab/>//order here. a 'pthread_barrier_wait' wouldn't be any easier.)</text:span></text:p>
      <text:p text:style-name="Standard"><text:span text:style-name="T2"><text:tab/>pthread_mutex_lock(&amp;main_queue.change_mutex);</text:span></text:p>
      <text:p text:style-name="Standard"><text:span text:style-name="T2"><text:tab/>pthread_cond_wait(&amp;main_queue.queue_change, &amp;main_queue.change_mutex);</text:span></text:p>
      <text:p text:style-name="Standard"><text:span text:style-name="T2"><text:tab/>pthread_mutex_unlock(&amp;main_queue.change_mutex);</text:span></text:p>
      <text:p text:style-name="Standard"><text:span text:style-name="T2"><text:tab/>return 0;</text:span></text:p>
      <text:p text:style-name="Standard"><text:span text:style-name="T2"><text:tab/>}</text:span></text:p>
      <text:p text:style-name="P4"><text:soft-page-break/></text:p>
      <text:p text:style-name="Standard"><text:span text:style-name="T2"><text:tab/>waiting_thread next = main_queue.threads[main_queue.front++];</text:span></text:p>
      <text:p text:style-name="Standard"><text:span text:style-name="T2"><text:tab/>--main_queue.count;</text:span></text:p>
      <text:p text:style-name="Standard"><text:span text:style-name="T2"><text:tab/>main_queue.front %= main_queue.max;</text:span></text:p>
      <text:p text:style-name="Standard"><text:span text:style-name="T2"><text:tab/>pthread_mutex_unlock(&amp;main_queue.mutex);</text:span></text:p>
      <text:p text:style-name="P4"/>
      <text:p text:style-name="Standard"><text:span text:style-name="T2"><text:tab/></text:span><text:span text:style-name="T6">//continue the thread</text:span></text:p>
      <text:p text:style-name="P7"><text:span text:style-name="T2"><text:tab/>//(this will cause a segfault if 'next' has been destroyed already)</text:span></text:p>
      <text:p text:style-name="Standard"><text:span text:style-name="T2"><text:tab/>outcome = pthread_barrier_wait(next);</text:span></text:p>
      <text:p text:style-name="Standard"><text:span text:style-name="T2"><text:tab/>if (outcome &amp;&amp; outcome != PTHREAD_BARRIER_SERIAL_THREAD) return 0;</text:span></text:p>
      <text:p text:style-name="P4"/>
      <text:p text:style-name="Standard"><text:span text:style-name="T2"><text:tab/></text:span><text:span text:style-name="T6">//wait for the thread to finish with the resource</text:span></text:p>
      <text:p text:style-name="Standard"><text:span text:style-name="T2"><text:tab/>outcome = pthread_barrier_wait(&amp;main_queue.queuing_sync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4"/>
      <text:p text:style-name="P7"><text:span text:style-name="T2">//END functions for dealing with queue</text:span></text:p>
      <text:p text:style-name="P7"><text:span text:style-name="T2">//threads</text:span></text:p>
      <text:p text:style-name="P7"><text:span text:style-name="T2">//queuing thread</text:span></text:p>
      <text:p text:style-name="Standard"><text:span text:style-name="T2">static void *queuing_thread(void *iIgnore)</text:span></text:p>
      <text:p text:style-name="Standard"><text:span text:style-name="T2">{</text:span></text:p>
      <text:p text:style-name="Standard"><text:span text:style-name="T2"><text:tab/>struct timespec delay = { 0, 100 * 1000 * 1000 };</text:span></text:p>
      <text:p text:style-name="P4"/>
      <text:p text:style-name="Standard"><text:span text:style-name="T2"><text:tab/>if (!main_queue.init) return NULL;</text:span></text:p>
      <text:p text:style-name="Standard"><text:span text:style-name="T2"><text:tab/>fprintf(stderr, "queuing thread started\n");</text:span></text:p>
      <text:p text:style-name="Standard"><text:soft-page-break/><text:span text:style-name="T2"><text:tab/>while (1)</text:span></text:p>
      <text:p text:style-name="Standard"><text:span text:style-name="T2"><text:tab/>{</text:span></text:p>
      <text:p text:style-name="Standard"><text:span text:style-name="T2"><text:tab/>pop_waiting_thread();</text:span></text:p>
      <text:p text:style-name="Standard"><text:span text:style-name="T2"><text:tab/>nanosleep(&amp;delay, NULL);</text:span></text:p>
      <text:p text:style-name="Standard"><text:span text:style-name="T2"><text:tab/>}</text:span></text:p>
      <text:p text:style-name="Standard"><text:span text:style-name="T2"><text:tab/>fprintf(stderr, "queuing thread finished\n");</text:span></text:p>
      <text:p text:style-name="Standard"><text:span text:style-name="T2"><text:tab/>return NULL;</text:span></text:p>
      <text:p text:style-name="Standard"><text:span text:style-name="T2">}</text:span></text:p>
      <text:p text:style-name="Standard"><text:span text:style-name="T2">void perform_add(){</text:span></text:p>
      <text:p text:style-name="Standard"><text:span text:style-name="T2">int a=1000,b=2000;</text:span></text:p>
      <text:p text:style-name="Standard"><text:span text:style-name="T2">int sum=a+b;</text:span></text:p>
      <text:p text:style-name="Standard"><text:span text:style-name="T2">}</text:span></text:p>
      <text:p text:style-name="Standard"><text:span text:style-name="T2">void perform_mul(){</text:span></text:p>
      <text:p text:style-name="Standard"><text:span text:style-name="T2">int a=10,b=20;</text:span></text:p>
      <text:p text:style-name="Standard"><text:span text:style-name="T2">int prod=a*b;</text:span></text:p>
      <text:p text:style-name="Standard"><text:span text:style-name="T2">}</text:span></text:p>
      <text:p text:style-name="Standard"><text:span text:style-name="T2">void perform_pi_calc(){</text:span></text:p>
      <text:p text:style-name="Standard"><text:span text:style-name="T2">int i;</text:span></text:p>
      <text:p text:style-name="Standard"><text:span text:style-name="T2">double p = 0;</text:span></text:p>
      <text:p text:style-name="Standard"><text:span text:style-name="T2">for ( i = 1; i &lt;= 10000; i++) {</text:span></text:p>
      <text:p text:style-name="Standard"><text:span text:style-name="T2"><text:s/>if ( i % 2 == 0) {</text:span></text:p>
      <text:p text:style-name="Standard"><text:span text:style-name="T2"><text:s/>p = p - (4.0 / (2 * i - 1));</text:span></text:p>
      <text:p text:style-name="Standard"><text:span text:style-name="T2">}</text:span></text:p>
      <text:p text:style-name="Standard"><text:span text:style-name="T2">else {</text:span></text:p>
      <text:p text:style-name="Standard"><text:span text:style-name="T2"><text:s/>p = p + (4.0 / (2 * i - 1));</text:span></text:p>
      <text:p text:style-name="Standard"><text:soft-page-break/><text:span text:style-name="T2">}</text:span></text:p>
      <text:p text:style-name="Standard"><text:span text:style-name="T2">//printf( "%f\t", p );</text:span></text:p>
      <text:p text:style-name="Standard"><text:span text:style-name="T2">}</text:span></text:p>
      <text:p text:style-name="P4"/>
      <text:p text:style-name="Standard"><text:span text:style-name="T2">}</text:span></text:p>
      <text:p text:style-name="P7"><text:span text:style-name="T2">//worker threads</text:span></text:p>
      <text:p text:style-name="Standard"><text:span text:style-name="T2">static void *worker_thread(void *iIdentity)</text:span></text:p>
      <text:p text:style-name="Standard"><text:span text:style-name="T2">{</text:span></text:p>
      <text:p text:style-name="Standard"><text:span text:style-name="T2"><text:tab/>int identity = *(int*) iIdentity, iterations = ITERATIONS;</text:span></text:p>
      <text:p text:style-name="Standard"><text:span text:style-name="T2"><text:tab/>clock_t temp,st,en;</text:span></text:p>
      <text:p text:style-name="Standard"><text:span text:style-name="T2"><text:tab/>if(lat[identity]==0){</text:span></text:p>
      <text:p text:style-name="Standard"><text:span text:style-name="T2"><text:s text:c="3"/><text:tab/>temp=clock()-start[identity]; <text:s text:c="2"/></text:span></text:p>
      <text:p text:style-name="Standard"><text:span text:style-name="T2"><text:s text:c="3"/><text:tab/>lat[identity]=((double)temp)/CLOCKS_PER_SEC;</text:span></text:p>
      <text:p text:style-name="Standard"><text:span text:style-name="T2"><text:tab/>}</text:span></text:p>
      <text:p text:style-name="Standard"><text:span text:style-name="T2"><text:tab/>fprintf(stderr, "thread %i started\n", identity);</text:span></text:p>
      <text:p text:style-name="Standard"><text:span text:style-name="T2"><text:tab/>pthread_barrier_t barrier;</text:span></text:p>
      <text:p text:style-name="Standard"><text:span text:style-name="T2"><text:tab/>if (pthread_barrier_init(&amp;barrier, NULL, 2) != 0) return NULL;</text:span></text:p>
      <text:p text:style-name="Standard"><text:span text:style-name="T2"><text:tab/>while (iterations-- &gt; 0 &amp;&amp; wait_for_resource(&amp;barrier, identity))</text:span></text:p>
      <text:p text:style-name="Standard"><text:span text:style-name="T2"><text:tab/>{</text:span></text:p>
      <text:p text:style-name="Standard"><text:span text:style-name="T2"><text:tab/>s = pthread_getaffinity_np(workers[identity], sizeof(cpu_set_t), &amp;cpuset);</text:span></text:p>
      <text:p text:style-name="Standard"><text:span text:style-name="T2"><text:tab/>for (j = 0; j &lt; CPU_SETSIZE; j++)</text:span></text:p>
      <text:p text:style-name="Standard"><text:span text:style-name="T2"><text:s text:c="15"/>if (CPU_ISSET(j, &amp;cpuset)){</text:span></text:p>
      <text:p text:style-name="Standard"><text:span text:style-name="T2"><text:s text:c="19"/>printf("THREAD %d USING CPU %d\n",identity,j);</text:span></text:p>
      <text:p text:style-name="Standard"><text:span text:style-name="T2"><text:tab/><text:tab/><text:tab/>if(j==0){</text:span></text:p>
      <text:p text:style-name="Standard"><text:span text:style-name="T2"><text:tab/><text:tab/><text:tab/><text:tab/>st=clock();</text:span></text:p>
      <text:p text:style-name="Standard"><text:soft-page-break/><text:span text:style-name="T2"><text:tab/><text:tab/><text:tab/><text:tab/>perform_add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/text:span></text:p>
      <text:p text:style-name="Standard"><text:span text:style-name="T2"><text:tab/><text:tab/><text:tab/>else if(j==1){</text:span></text:p>
      <text:p text:style-name="Standard"><text:span text:style-name="T2"><text:tab/><text:tab/><text:tab/><text:tab/>st=clock();</text:span></text:p>
      <text:p text:style-name="Standard"><text:span text:style-name="T2"><text:tab/><text:tab/><text:tab/><text:tab/>perform_mul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/text:span></text:p>
      <text:p text:style-name="Standard"><text:span text:style-name="T2"><text:tab/><text:tab/><text:tab/>else{</text:span></text:p>
      <text:p text:style-name="Standard"><text:span text:style-name="T2"><text:tab/><text:tab/><text:tab/><text:tab/>st=clock();</text:span></text:p>
      <text:p text:style-name="Standard"><text:span text:style-name="T2"><text:tab/><text:tab/><text:tab/><text:tab/>perform_pi_calc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/text:span></text:p>
      <text:p text:style-name="Standard"><text:span text:style-name="T2"><text:tab/><text:tab/><text:tab/></text:span></text:p>
      <text:p text:style-name="Standard"><text:span text:style-name="T2"><text:tab/><text:tab/>}</text:span></text:p>
      <text:p text:style-name="Standard"><text:span text:style-name="T2"><text:tab/>fprintf(stderr, "thread %i has the resource \n", identity);</text:span></text:p>
      <text:p text:style-name="Standard"><text:span text:style-name="T2"><text:tab/>finish_with_resource();</text:span></text:p>
      <text:p text:style-name="Standard"><text:span text:style-name="T2"><text:tab/>fprintf(stderr, "thread %i is done with the resource \n", identity);</text:span></text:p>
      <text:p text:style-name="Standard"><text:span text:style-name="T2"><text:tab/>}</text:span></text:p>
      <text:p text:style-name="Standard"><text:span text:style-name="T2"><text:tab/>pthread_barrier_destroy(&amp;barrier);</text:span></text:p>
      <text:p text:style-name="Standard"><text:span text:style-name="T2"><text:tab/>calctime[identity]=((double)en)/CLOCKS_PER_SEC;</text:span></text:p>
      <text:p text:style-name="Standard"><text:span text:style-name="T2"><text:tab/>printf("Calculation time for thread %d is %f\n",identity,calctime[identity]);</text:span></text:p>
      <text:p text:style-name="Standard"><text:span text:style-name="T2"><text:tab/>fprintf(stderr, "thread %i finished\n\n\n", identity);</text:span></text:p>
      <text:p text:style-name="P4"/>
      <text:p text:style-name="Standard"><text:span text:style-name="T2"><text:tab/>return NULL;</text:span></text:p>
      <text:p text:style-name="Standard"><text:soft-page-break/><text:span text:style-name="T2">}</text:span></text:p>
      <text:p text:style-name="P7"><text:span text:style-name="T2">//END threads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pthread_t queueing;</text:span></text:p>
      <text:p text:style-name="Standard"><text:span text:style-name="T2"><text:tab/>init_main_queue();</text:span></text:p>
      <text:p text:style-name="Standard"><text:span text:style-name="T2"><text:tab/>int I;</text:span></text:p>
      <text:p text:style-name="Standard"><text:span text:style-name="T2"><text:tab/>for (I = 0; I &lt; TOTAL_THREADS; I++)</text:span></text:p>
      <text:p text:style-name="Standard"><text:span text:style-name="T2"><text:tab/>{</text:span></text:p>
      <text:p text:style-name="Standard"><text:span text:style-name="T2"><text:tab/></text:span><text:span text:style-name="T6">//create threads with a delay so they queue in order to start with</text:span></text:p>
      <text:p text:style-name="Standard"><text:span text:style-name="T2"><text:tab/>start[I]=clock();</text:span></text:p>
      <text:p text:style-name="Standard"><text:span text:style-name="T2"><text:tab/>pthread_create(workers + I, NULL, &amp;worker_thread, &amp;I);</text:span></text:p>
      <text:p text:style-name="Standard"><text:span text:style-name="T2"><text:tab/>CPU_ZERO(&amp;cpuset);</text:span></text:p>
      <text:p text:style-name="Standard"><text:span text:style-name="T2"><text:tab/>CPU_SET((rand()%3), &amp;cpuset);</text:span></text:p>
      <text:p text:style-name="Standard"><text:span text:style-name="T2"><text:tab/>s = pthread_setaffinity_np(workers[I], sizeof(cpu_set_t), &amp;cpuset);</text:span></text:p>
      <text:p text:style-name="Standard"><text:span text:style-name="T2"><text:tab/>sleep(0.01);</text:span></text:p>
      <text:p text:style-name="Standard"><text:span text:style-name="T2"><text:tab/>}</text:span></text:p>
      <text:p text:style-name="Standard"><text:span text:style-name="T2"><text:tab/>pthread_create(&amp;queueing, NULL, &amp;queuing_thread, NULL);</text:span></text:p>
      <text:p text:style-name="Standard"><text:span text:style-name="T2"><text:tab/>for (I = 0; I &lt; TOTAL_THREADS; I++){</text:span></text:p>
      <text:p text:style-name="Standard"><text:span text:style-name="T2"><text:tab/>pthread_join(workers[I], NULL);</text:span></text:p>
      <text:p text:style-name="Standard"><text:span text:style-name="T2"><text:tab/>}</text:span></text:p>
      <text:p text:style-name="Standard"><text:span text:style-name="T2"><text:tab/>pthread_cancel(queueing);</text:span></text:p>
      <text:p text:style-name="Standard"><text:span text:style-name="T2"><text:tab/>pthread_join(queueing, NULL);</text:span></text:p>
      <text:p text:style-name="P4"/>
      <text:p text:style-name="Standard"><text:span text:style-name="T2"><text:tab/>fini_main_queue();</text:span></text:p>
      <text:p text:style-name="Standard"><text:soft-page-break/><text:span text:style-name="T2"><text:tab/>for(int i=0;i&lt;TOTAL_THREADS;i++){</text:span></text:p>
      <text:p text:style-name="Standard"><text:span text:style-name="T2"><text:tab/>end[i]=clock();</text:span></text:p>
      <text:p text:style-name="Standard"><text:span text:style-name="T2"><text:tab/>printf("Thread %d\n",i+1);</text:span></text:p>
      <text:p text:style-name="Standard"><text:span text:style-name="T2"><text:tab/>printf("Creation time: %f\n",((double)start[i])/CLOCKS_PER_SEC);</text:span></text:p>
      <text:p text:style-name="Standard"><text:span text:style-name="T2"><text:tab/>printf("End time: %f\n",((double)end[i])/CLOCKS_PER_SEC);</text:span></text:p>
      <text:p text:style-name="Standard"><text:span text:style-name="T2"><text:tab/>printf("Latency %f\n\n\n",lat[i]);</text:span></text:p>
      <text:p text:style-name="Standard"><text:span text:style-name="T2"><text:s text:c="3"/>}</text:span></text:p>
      <text:p text:style-name="Standard"><text:span text:style-name="T2">}</text:span></text:p>
      <text:p text:style-name="P3"><text:span text:style-name="T1">5.2 Validation Source Code for A.M.P</text:span></text:p>
      <text:p text:style-name="Standard"><text:span text:style-name="T2">#define _GNU_SOURCE</text:span></text:p>
      <text:p text:style-name="Standard"><text:span text:style-name="T2">#include &lt;stdio.h&gt;</text:span></text:p>
      <text:p text:style-name="Standard"><text:span text:style-name="T2">#include &lt;time.h&gt;</text:span></text:p>
      <text:p text:style-name="Standard"><text:span text:style-name="T2">#include &lt;unistd.h&gt;</text:span></text:p>
      <text:p text:style-name="Standard"><text:span text:style-name="T2">#include &lt;string.h&gt;</text:span></text:p>
      <text:p text:style-name="Standard"><text:span text:style-name="T2">#include &lt;pthread.h&gt;</text:span></text:p>
      <text:p text:style-name="Standard"><text:span text:style-name="T2">#include &lt;stdlib.h&gt;</text:span></text:p>
      <text:p text:style-name="Standard"><text:span text:style-name="T2">#include &lt;errno.h&gt;</text:span></text:p>
      <text:p text:style-name="P4"/>
      <text:p text:style-name="P4"/>
      <text:p text:style-name="Standard"><text:span text:style-name="T2">#define QUEUE_SIZE <text:s text:c="3"/>2000</text:span></text:p>
      <text:p text:style-name="Standard"><text:span text:style-name="T2">#define TOTAL_THREADS 500</text:span></text:p>
      <text:p text:style-name="Standard"><text:span text:style-name="T2">#define ITERATIONS <text:s text:c="3"/>1</text:span></text:p>
      <text:p text:style-name="P4"/>
      <text:p text:style-name="Standard"><text:span text:style-name="T2">clock_t start[TOTAL_THREADS];</text:span></text:p>
      <text:p text:style-name="Standard"><text:span text:style-name="T2">clock_t end[TOTAL_THREADS];</text:span></text:p>
      <text:p text:style-name="Standard"><text:soft-page-break/><text:span text:style-name="T2">double calctime[TOTAL_THREADS];</text:span></text:p>
      <text:p text:style-name="Standard"><text:span text:style-name="T2">double lat[TOTAL_THREADS];</text:span></text:p>
      <text:p text:style-name="P4"/>
      <text:p text:style-name="Standard"><text:span text:style-name="T2">int s, j;</text:span></text:p>
      <text:p text:style-name="Standard"><text:span text:style-name="T2">cpu_set_t cpuset;</text:span></text:p>
      <text:p text:style-name="Standard"><text:span text:style-name="T2">pthread_t workers[TOTAL_THREADS];</text:span></text:p>
      <text:p text:style-name="Standard"><text:span text:style-name="T2">typedef pthread_barrier_t *waiting_thread;</text:span></text:p>
      <text:p text:style-name="P4"/>
      <text:p text:style-name="P7"><text:span text:style-name="T2">//struct to simulate fifo-based mutex</text:span></text:p>
      <text:p text:style-name="Standard"><text:span text:style-name="T2">typedef struct</text:span></text:p>
      <text:p text:style-name="Standard"><text:span text:style-name="T2">{</text:span></text:p>
      <text:p text:style-name="Standard"><text:span text:style-name="T2"><text:tab/>int <text:s text:c="14"/>init;</text:span></text:p>
      <text:p text:style-name="Standard"><text:span text:style-name="T2"><text:tab/>waiting_thread <text:s text:c="3"/>threads[QUEUE_SIZE];</text:span></text:p>
      <text:p text:style-name="Standard"><text:span text:style-name="T2"><text:tab/>pthread_mutex_t <text:s text:c="2"/>mutex, change_mutex;</text:span></text:p>
      <text:p text:style-name="Standard"><text:span text:style-name="T2"><text:tab/>pthread_cond_t <text:s text:c="3"/>queue_change;</text:span></text:p>
      <text:p text:style-name="Standard"><text:span text:style-name="T2"><text:tab/>pthread_barrier_t queuing_sync;</text:span></text:p>
      <text:p text:style-name="Standard"><text:span text:style-name="T2"><text:tab/>unsigned int <text:s text:c="5"/>front, count, max;</text:span></text:p>
      <text:p text:style-name="Standard"><text:span text:style-name="T2">} thread_queue;</text:span></text:p>
      <text:p text:style-name="Standard"><text:span text:style-name="T2">static thread_queue main_queue = { 0 };</text:span></text:p>
      <text:p text:style-name="P4"/>
      <text:p text:style-name="P7"><text:span text:style-name="T2">//END struct to simulate fifo-based mutex</text:span></text:p>
      <text:p text:style-name="P7"><text:span text:style-name="T2">//functions for dealing with queue</text:span></text:p>
      <text:p text:style-name="P7"><text:span text:style-name="T2">//initialize the queue</text:span></text:p>
      <text:p text:style-name="Standard"><text:span text:style-name="T2">static int init_main_queue()</text:span></text:p>
      <text:p text:style-name="Standard"><text:span text:style-name="T2">{</text:span></text:p>
      <text:p text:style-name="Standard"><text:soft-page-break/><text:span text:style-name="T2"><text:tab/>if (main_queue.init) return 1;</text:span></text:p>
      <text:p text:style-name="Standard"><text:span text:style-name="T2"><text:tab/>memset(main_queue.threads, 0, sizeof(waiting_thread) * QUEUE_SIZE);</text:span></text:p>
      <text:p text:style-name="Standard"><text:span text:style-name="T2"><text:tab/>if (pthread_mutex_init(&amp;main_queue.mutex, NULL) != 0) <text:s text:c="12"/>return 0;</text:span></text:p>
      <text:p text:style-name="Standard"><text:span text:style-name="T2"><text:tab/>if (pthread_mutex_init(&amp;main_queue.change_mutex, NULL) != 0) <text:s text:c="5"/>return 0;</text:span></text:p>
      <text:p text:style-name="Standard"><text:span text:style-name="T2"><text:tab/>if (pthread_cond_init(&amp;main_queue.queue_change, NULL) != 0) <text:s text:c="6"/>return 0;</text:span></text:p>
      <text:p text:style-name="Standard"><text:span text:style-name="T2"><text:tab/>if (pthread_barrier_init(&amp;main_queue.queuing_sync, NULL, 2) != 0) return 0;</text:span></text:p>
      <text:p text:style-name="Standard"><text:span text:style-name="T2"><text:tab/>main_queue.front = 0;</text:span></text:p>
      <text:p text:style-name="Standard"><text:span text:style-name="T2"><text:tab/>main_queue.count = 0;</text:span></text:p>
      <text:p text:style-name="Standard"><text:span text:style-name="T2"><text:tab/>main_queue.max <text:s text:c="2"/>= QUEUE_SIZE;</text:span></text:p>
      <text:p text:style-name="Standard"><text:span text:style-name="T2"><text:tab/>main_queue.init <text:s/>= 1;</text:span></text:p>
      <text:p text:style-name="Standard"><text:span text:style-name="T2"><text:tab/>return 1;</text:span></text:p>
      <text:p text:style-name="Standard"><text:span text:style-name="T2">}</text:span></text:p>
      <text:p text:style-name="P4"/>
      <text:p text:style-name="P7"><text:span text:style-name="T2">//clean up the queue</text:span></text:p>
      <text:p text:style-name="Standard"><text:span text:style-name="T2">static int fini_main_queue()</text:span></text:p>
      <text:p text:style-name="Standard"><text:span text:style-name="T2">{</text:span></text:p>
      <text:p text:style-name="Standard"><text:span text:style-name="T2"><text:tab/></text:span><text:span text:style-name="T6">//(there should probably be some sort of 'main_queue.threads' cleanup)</text:span></text:p>
      <text:p text:style-name="P4"/>
      <text:p text:style-name="Standard"><text:span text:style-name="T2"><text:tab/>if (!main_queue.init) return 1;</text:span></text:p>
      <text:p text:style-name="Standard"><text:span text:style-name="T2"><text:tab/>pthread_mutex_destroy(&amp;main_queue.mutex);</text:span></text:p>
      <text:p text:style-name="Standard"><text:span text:style-name="T2"><text:tab/>pthread_mutex_destroy(&amp;main_queue.change_mutex);</text:span></text:p>
      <text:p text:style-name="Standard"><text:span text:style-name="T2"><text:tab/>pthread_cond_destroy(&amp;main_queue.queue_change);</text:span></text:p>
      <text:p text:style-name="Standard"><text:span text:style-name="T2"><text:tab/>pthread_barrier_destroy(&amp;main_queue.queuing_sync);</text:span></text:p>
      <text:p text:style-name="Standard"><text:span text:style-name="T2"><text:tab/>return 1;</text:span></text:p>
      <text:p text:style-name="Standard"><text:span text:style-name="T2">}</text:span></text:p>
      <text:p text:style-name="P7"><text:soft-page-break/><text:span text:style-name="T2">//push a thread onto the queue (from the thread itself)</text:span></text:p>
      <text:p text:style-name="Standard"><text:span text:style-name="T2">static int push_waiting_thread(waiting_thread tThread)</text:span></text:p>
      <text:p text:style-name="Standard"><text:span text:style-name="T2">{</text:span></text:p>
      <text:p text:style-name="Standard"><text:span text:style-name="T2"><text:tab/></text:span><text:span text:style-name="T6">//obtain a queue lock</text:span></text:p>
      <text:p text:style-name="Standard"><text:span text:style-name="T2"><text:tab/>if (!main_queue.init || pthread_mutex_lock(&amp;main_queue.mutex) != 0) return 0;</text:span></text:p>
      <text:p text:style-name="Standard"><text:span text:style-name="T2"><text:tab/>if (main_queue.count == main_queue.max)</text:span></text:p>
      <text:p text:style-name="Standard"><text:span text:style-name="T2"><text:tab/>{</text:span></text:p>
      <text:p text:style-name="Standard"><text:span text:style-name="T2"><text:tab/>pthread_mutex_unlock(&amp;main_queue.mutex);</text:span></text:p>
      <text:p text:style-name="Standard"><text:span text:style-name="T2"><text:tab/>return 0;</text:span></text:p>
      <text:p text:style-name="Standard"><text:span text:style-name="T2"><text:tab/>}</text:span></text:p>
      <text:p text:style-name="Standard"><text:span text:style-name="T2"><text:tab/></text:span><text:span text:style-name="T6">//notify the queuing thread of a change; the lock on the mutex will</text:span></text:p>
      <text:h text:style-name="P9" text:outline-level="1"><text:span text:style-name="T2"><text:tab/>//prevent it from continuing until the change is made</text:span></text:h>
      <text:p text:style-name="Standard"><text:span text:style-name="T2"><text:tab/>pthread_cond_broadcast(&amp;main_queue.queue_change);</text:span></text:p>
      <text:p text:style-name="P4"/>
      <text:p text:style-name="Standard"><text:span text:style-name="T2"><text:tab/></text:span><text:span text:style-name="T6">//add the thread to the queue</text:span></text:p>
      <text:p text:style-name="Standard"><text:span text:style-name="T2"><text:tab/>main_queue.threads[(main_queue.front + main_queue.count++) % main_queue.max] = tThread;</text:span></text:p>
      <text:p text:style-name="Standard"><text:span text:style-name="T2"><text:tab/>pthread_mutex_unlock(&amp;main_queue.mutex);</text:span></text:p>
      <text:p text:style-name="P4"/>
      <text:p text:style-name="Standard"><text:span text:style-name="T2"><text:tab/>return 1;</text:span></text:p>
      <text:p text:style-name="Standard"><text:span text:style-name="T2">}</text:span></text:p>
      <text:p text:style-name="P7"><text:span text:style-name="T2">//wait for access to the "resource" (from the thread needing it)</text:span></text:p>
      <text:p text:style-name="Standard"><text:span text:style-name="T2">static int wait_for_resource(waiting_thread tThread, int iIdentity)</text:span></text:p>
      <text:p text:style-name="Standard"><text:span text:style-name="T2">{</text:span></text:p>
      <text:p text:style-name="Standard"><text:span text:style-name="T2"><text:tab/></text:span><text:span text:style-name="T6">//add the thread to the queue and wait for its number to come up</text:span></text:p>
      <text:p text:style-name="Standard"><text:soft-page-break/><text:span text:style-name="T2"><text:tab/>if (!push_waiting_thread(tThread)) return 0;</text:span></text:p>
      <text:p text:style-name="Standard"><text:span text:style-name="T2"><text:tab/>fprintf(stderr, "thread %i waiting\n", iIdentity);</text:span></text:p>
      <text:p text:style-name="Standard"><text:span text:style-name="T2"><text:tab/>int outcome = pthread_barrier_wait(tThread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7"><text:span text:style-name="T2">//"unlock" the simulated mutex when finished with it</text:span></text:p>
      <text:p text:style-name="Standard"><text:span text:style-name="T2">static int finish_with_resource()</text:span></text:p>
      <text:p text:style-name="Standard"><text:span text:style-name="T2">{</text:span></text:p>
      <text:p text:style-name="Standard"><text:span text:style-name="T2"><text:tab/>if (!main_queue.init) return 0;</text:span></text:p>
      <text:p text:style-name="Standard"><text:span text:style-name="T2"><text:tab/>int outcome = pthread_barrier_wait(&amp;main_queue.queuing_sync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7"><text:span text:style-name="T2">//call the next thread in the queue (from the queuing thread)</text:span></text:p>
      <text:p text:style-name="Standard"><text:span text:style-name="T2">static int pop_waiting_thread()</text:span></text:p>
      <text:p text:style-name="Standard"><text:span text:style-name="T2">{</text:span></text:p>
      <text:p text:style-name="Standard"><text:span text:style-name="T2"><text:tab/>int outcome;</text:span></text:p>
      <text:p text:style-name="Standard"><text:span text:style-name="T2"><text:tab/></text:span><text:span text:style-name="T6">//obtain a queue lock</text:span></text:p>
      <text:p text:style-name="Standard"><text:span text:style-name="T2"><text:tab/>if (!main_queue.init || pthread_mutex_lock(&amp;main_queue.mutex) != 0) return 0;</text:span></text:p>
      <text:h text:style-name="P5" text:outline-level="1"><text:span text:style-name="T2"><text:tab/></text:span><text:span text:style-name="T6">//if the queue is empty, block until a thread is added</text:span></text:h>
      <text:p text:style-name="Standard"><text:span text:style-name="T2"><text:tab/>if (!main_queue.count)</text:span></text:p>
      <text:p text:style-name="Standard"><text:span text:style-name="T2"><text:tab/>{</text:span></text:p>
      <text:p text:style-name="Standard"><text:span text:style-name="T2"><text:tab/>pthread_mutex_unlock(&amp;main_queue.mutex);</text:span></text:p>
      <text:h text:style-name="P5" text:outline-level="1"><text:span text:style-name="T2"><text:tab/></text:span><text:span text:style-name="T6">//(there is a chance 'pthread_cond_broadcast' will happen between the</text:span></text:h>
      <text:p text:style-name="P7"><text:span text:style-name="T2"><text:tab/>//line above and the line below; therefore, a 'nanosleep' might be in</text:span></text:p>
      <text:p text:style-name="P7"><text:span text:style-name="T2"><text:tab/>//order here. a 'pthread_barrier_wait' wouldn't be any easier.)</text:span></text:p>
      <text:p text:style-name="Standard"><text:soft-page-break/><text:span text:style-name="T2"><text:tab/>pthread_mutex_lock(&amp;main_queue.change_mutex);</text:span></text:p>
      <text:p text:style-name="Standard"><text:span text:style-name="T2"><text:tab/>pthread_cond_wait(&amp;main_queue.queue_change, &amp;main_queue.change_mutex);</text:span></text:p>
      <text:p text:style-name="Standard"><text:span text:style-name="T2"><text:tab/>pthread_mutex_unlock(&amp;main_queue.change_mutex);</text:span></text:p>
      <text:p text:style-name="Standard"><text:span text:style-name="T2"><text:tab/>return 0;</text:span></text:p>
      <text:p text:style-name="Standard"><text:span text:style-name="T2"><text:tab/>}</text:span></text:p>
      <text:p text:style-name="Standard"><text:span text:style-name="T2"><text:tab/>waiting_thread next = main_queue.threads[main_queue.front++];</text:span></text:p>
      <text:p text:style-name="Standard"><text:span text:style-name="T2"><text:tab/>--main_queue.count;</text:span></text:p>
      <text:p text:style-name="Standard"><text:span text:style-name="T2"><text:tab/>main_queue.front %= main_queue.max;</text:span></text:p>
      <text:p text:style-name="Standard"><text:span text:style-name="T2"><text:tab/>pthread_mutex_unlock(&amp;main_queue.mutex);</text:span></text:p>
      <text:p text:style-name="Standard"><text:span text:style-name="T2"><text:tab/></text:span><text:span text:style-name="T6">//continue the thread</text:span></text:p>
      <text:p text:style-name="P7"><text:span text:style-name="T2"><text:tab/>//(this will cause a segfault if 'next' has been destroyed already)</text:span></text:p>
      <text:p text:style-name="Standard"><text:span text:style-name="T2"><text:tab/>outcome = pthread_barrier_wait(next);</text:span></text:p>
      <text:p text:style-name="Standard"><text:span text:style-name="T2"><text:tab/>if (outcome &amp;&amp; outcome != PTHREAD_BARRIER_SERIAL_THREAD) return 0;</text:span></text:p>
      <text:h text:style-name="P5" text:outline-level="1"><text:span text:style-name="T2"><text:tab/></text:span><text:span text:style-name="T6">//wait for the thread to finish with the resource</text:span></text:h>
      <text:p text:style-name="Standard"><text:span text:style-name="T2"><text:tab/>outcome = pthread_barrier_wait(&amp;main_queue.queuing_sync);</text:span></text:p>
      <text:p text:style-name="Standard"><text:span text:style-name="T2"><text:tab/>return !outcome || outcome == PTHREAD_BARRIER_SERIAL_THREAD;</text:span></text:p>
      <text:p text:style-name="Standard"><text:span text:style-name="T2">}</text:span></text:p>
      <text:p text:style-name="P4"/>
      <text:p text:style-name="P7"><text:span text:style-name="T2">//END functions for dealing with queue</text:span></text:p>
      <text:p text:style-name="P7"><text:span text:style-name="T2">//threads</text:span></text:p>
      <text:p text:style-name="P7"><text:span text:style-name="T2">//queuing thread</text:span></text:p>
      <text:p text:style-name="Standard"><text:span text:style-name="T2">static void *queuing_thread(void *iIgnore)</text:span></text:p>
      <text:p text:style-name="Standard"><text:span text:style-name="T2">{</text:span></text:p>
      <text:p text:style-name="Standard"><text:span text:style-name="T2"><text:tab/>struct timespec delay = { 0, 100 * 1000 * 1000 };</text:span></text:p>
      <text:p text:style-name="Standard"><text:span text:style-name="T2"><text:tab/>if (!main_queue.init) return NULL;</text:span></text:p>
      <text:p text:style-name="Standard"><text:soft-page-break/><text:span text:style-name="T2"><text:tab/>fprintf(stderr, "queuing thread started\n");</text:span></text:p>
      <text:p text:style-name="Standard"><text:span text:style-name="T2"><text:tab/>while (1)</text:span></text:p>
      <text:p text:style-name="Standard"><text:span text:style-name="T2"><text:tab/>{</text:span></text:p>
      <text:p text:style-name="Standard"><text:span text:style-name="T2"><text:tab/>pop_waiting_thread();</text:span></text:p>
      <text:p text:style-name="Standard"><text:span text:style-name="T2"><text:tab/>nanosleep(&amp;delay, NULL);</text:span></text:p>
      <text:p text:style-name="Standard"><text:span text:style-name="T2"><text:tab/>}</text:span></text:p>
      <text:p text:style-name="Standard"><text:span text:style-name="T2"><text:tab/>fprintf(stderr, "queuing thread finished\n");</text:span></text:p>
      <text:p text:style-name="Standard"><text:span text:style-name="T2"><text:tab/>return NULL;</text:span></text:p>
      <text:p text:style-name="Standard"><text:span text:style-name="T2">}</text:span></text:p>
      <text:p text:style-name="Standard"><text:span text:style-name="T2">void perform_add(){</text:span></text:p>
      <text:p text:style-name="Standard"><text:span text:style-name="T2">int a=1000,b=2000;</text:span></text:p>
      <text:p text:style-name="Standard"><text:span text:style-name="T2">int sum=a+b;</text:span></text:p>
      <text:p text:style-name="Standard"><text:span text:style-name="T2">}</text:span></text:p>
      <text:p text:style-name="Standard"><text:span text:style-name="T2">void perform_mul(){</text:span></text:p>
      <text:p text:style-name="Standard"><text:span text:style-name="T2">int a=10,b=20;</text:span></text:p>
      <text:p text:style-name="Standard"><text:span text:style-name="T2">int prod=a*b;</text:span></text:p>
      <text:p text:style-name="Standard"><text:span text:style-name="T2">}</text:span></text:p>
      <text:p text:style-name="Standard"><text:span text:style-name="T2">void perform_pi_calc(){</text:span></text:p>
      <text:p text:style-name="Standard"><text:span text:style-name="T2">int i;</text:span></text:p>
      <text:p text:style-name="Standard"><text:span text:style-name="T2">double p = 0;</text:span></text:p>
      <text:p text:style-name="Standard"><text:span text:style-name="T2">for ( i = 1; i &lt;= 10000; i++) {</text:span></text:p>
      <text:p text:style-name="Standard"><text:span text:style-name="T2"><text:s/>if ( i % 2 == 0) {</text:span></text:p>
      <text:p text:style-name="Standard"><text:span text:style-name="T2"><text:s/>p = p - (4.0 / (2 * i - 1));</text:span></text:p>
      <text:p text:style-name="Standard"><text:span text:style-name="T2">}</text:span></text:p>
      <text:p text:style-name="Standard"><text:span text:style-name="T2">else {</text:span></text:p>
      <text:p text:style-name="Standard"><text:soft-page-break/><text:span text:style-name="T2"><text:s/>p = p + (4.0 / (2 * i - 1));</text:span></text:p>
      <text:p text:style-name="Standard"><text:span text:style-name="T2">}</text:span></text:p>
      <text:p text:style-name="Standard"><text:span text:style-name="T2">//printf( "%f\t", p );</text:span></text:p>
      <text:p text:style-name="Standard"><text:span text:style-name="T2">}</text:span></text:p>
      <text:p text:style-name="Standard"><text:span text:style-name="T2">}</text:span></text:p>
      <text:p text:style-name="P7"><text:span text:style-name="T2">//worker threads</text:span></text:p>
      <text:p text:style-name="Standard"><text:span text:style-name="T2">static void *worker_thread(void *iIdentity)</text:span></text:p>
      <text:p text:style-name="Standard"><text:span text:style-name="T2">{</text:span></text:p>
      <text:p text:style-name="Standard"><text:span text:style-name="T2"><text:tab/>int identity = *(int*) iIdentity, iterations = ITERATIONS;</text:span></text:p>
      <text:p text:style-name="Standard"><text:span text:style-name="T2"><text:tab/>clock_t temp,st,en;</text:span></text:p>
      <text:p text:style-name="Standard"><text:span text:style-name="T2"><text:tab/>if(lat[identity]==0){</text:span></text:p>
      <text:p text:style-name="Standard"><text:span text:style-name="T2"><text:s text:c="3"/><text:tab/>temp=clock()-start[identity]; <text:s text:c="2"/></text:span></text:p>
      <text:p text:style-name="Standard"><text:span text:style-name="T2"><text:s text:c="3"/><text:tab/>lat[identity]=((double)temp)/CLOCKS_PER_SEC;</text:span></text:p>
      <text:p text:style-name="Standard"><text:span text:style-name="T2"><text:tab/>}</text:span></text:p>
      <text:p text:style-name="Standard"><text:span text:style-name="T2"><text:tab/>fprintf(stderr, "thread %i started\n", identity);</text:span></text:p>
      <text:p text:style-name="Standard"><text:span text:style-name="T2"><text:tab/>pthread_barrier_t barrier;</text:span></text:p>
      <text:p text:style-name="Standard"><text:span text:style-name="T2"><text:tab/>if (pthread_barrier_init(&amp;barrier, NULL, 2) != 0) return NULL;</text:span></text:p>
      <text:p text:style-name="Standard"><text:span text:style-name="T2"><text:tab/>while (iterations-- &gt; 0 &amp;&amp; wait_for_resource(&amp;barrier, identity))</text:span></text:p>
      <text:p text:style-name="Standard"><text:span text:style-name="T2"><text:tab/>{</text:span></text:p>
      <text:p text:style-name="Standard"><text:span text:style-name="T2"><text:tab/>s = pthread_getaffinity_np(workers[identity], sizeof(cpu_set_t), &amp;cpuset);</text:span></text:p>
      <text:p text:style-name="Standard"><text:span text:style-name="T2"><text:tab/>for (j = 0; j &lt; CPU_SETSIZE; j++)</text:span></text:p>
      <text:p text:style-name="Standard"><text:span text:style-name="T2"><text:s text:c="15"/>if (CPU_ISSET(j, &amp;cpuset)){</text:span></text:p>
      <text:p text:style-name="Standard"><text:span text:style-name="T2"><text:s text:c="19"/>printf("THREAD %d USING CPU %d\n",identity,j);</text:span></text:p>
      <text:p text:style-name="Standard"><text:span text:style-name="T2"><text:tab/><text:tab/><text:tab/>if(j==0){</text:span></text:p>
      <text:p text:style-name="Standard"><text:span text:style-name="T2"><text:tab/><text:tab/><text:tab/><text:tab/>st=clock();</text:span></text:p>
      <text:p text:style-name="Standard"><text:soft-page-break/><text:span text:style-name="T2"><text:tab/><text:tab/><text:tab/><text:tab/>perform_add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/text:span></text:p>
      <text:p text:style-name="Standard"><text:span text:style-name="T2"><text:tab/><text:tab/><text:tab/>else if(j==1){</text:span></text:p>
      <text:p text:style-name="Standard"><text:span text:style-name="T2"><text:tab/><text:tab/><text:tab/><text:tab/>st=clock();</text:span></text:p>
      <text:p text:style-name="Standard"><text:span text:style-name="T2"><text:tab/><text:tab/><text:tab/><text:tab/>perform_mul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/text:span></text:p>
      <text:p text:style-name="Standard"><text:span text:style-name="T2"><text:tab/><text:tab/><text:tab/>else{</text:span></text:p>
      <text:p text:style-name="Standard"><text:span text:style-name="T2"><text:tab/><text:tab/><text:tab/><text:tab/>st=clock();</text:span></text:p>
      <text:p text:style-name="Standard"><text:span text:style-name="T2"><text:tab/><text:tab/><text:tab/><text:tab/>perform_pi_calc();</text:span></text:p>
      <text:p text:style-name="Standard"><text:span text:style-name="T2"><text:tab/><text:tab/><text:tab/><text:tab/>en=clock()-st;</text:span></text:p>
      <text:p text:style-name="Standard"><text:span text:style-name="T2"><text:tab/><text:tab/><text:tab/>}<text:tab/><text:tab/></text:span></text:p>
      <text:p text:style-name="Standard"><text:span text:style-name="T2"><text:tab/><text:tab/>}</text:span></text:p>
      <text:p text:style-name="Standard"><text:span text:style-name="T2"><text:tab/>fprintf(stderr, "thread %i has the resource \n", identity);</text:span></text:p>
      <text:p text:style-name="Standard"><text:span text:style-name="T2"><text:tab/>finish_with_resource();</text:span></text:p>
      <text:p text:style-name="Standard"><text:span text:style-name="T2"><text:tab/>fprintf(stderr, "thread %i is done with the resource \n", identity);</text:span></text:p>
      <text:p text:style-name="Standard"><text:span text:style-name="T2"><text:tab/>}</text:span></text:p>
      <text:p text:style-name="Standard"><text:span text:style-name="T2"><text:tab/>pthread_barrier_destroy(&amp;barrier);</text:span></text:p>
      <text:p text:style-name="Standard"><text:span text:style-name="T2"><text:tab/>calctime[identity]=((double)en)/CLOCKS_PER_SEC;</text:span></text:p>
      <text:p text:style-name="Standard"><text:span text:style-name="T2"><text:tab/>printf("Calculation time for thread %d is %f\n",identity,calctime[identity]);</text:span></text:p>
      <text:p text:style-name="Standard"><text:span text:style-name="T2"><text:tab/>fprintf(stderr, "thread %i finished\n\n\n", identity);</text:span></text:p>
      <text:p text:style-name="Standard"><text:span text:style-name="T2"><text:tab/>return NULL;</text:span></text:p>
      <text:p text:style-name="Standard"><text:span text:style-name="T2">}</text:span></text:p>
      <text:p text:style-name="P7"><text:span text:style-name="T2">//END threads-------------------------------------------------------------------</text:span></text:p>
      <text:p text:style-name="Standard"><text:soft-page-break/><text:span text:style-name="T2">int main()</text:span></text:p>
      <text:p text:style-name="Standard"><text:span text:style-name="T2">{</text:span></text:p>
      <text:p text:style-name="Standard"><text:span text:style-name="T2"><text:tab/>pthread_t queueing;</text:span></text:p>
      <text:p text:style-name="Standard"><text:span text:style-name="T2"><text:tab/>init_main_queue();</text:span></text:p>
      <text:p text:style-name="Standard"><text:span text:style-name="T2"><text:tab/>int I;</text:span></text:p>
      <text:p text:style-name="Standard"><text:span text:style-name="T2"><text:tab/>for (I = 0; I &lt; TOTAL_THREADS; I++)</text:span></text:p>
      <text:p text:style-name="Standard"><text:span text:style-name="T2"><text:tab/>{</text:span></text:p>
      <text:p text:style-name="Standard"><text:span text:style-name="T2"><text:tab/></text:span><text:span text:style-name="T6">//create threads with a delay so they queue in order to start with</text:span></text:p>
      <text:p text:style-name="Standard"><text:span text:style-name="T2"><text:tab/>start[I]=clock();</text:span></text:p>
      <text:p text:style-name="Standard"><text:span text:style-name="T2"><text:tab/>pthread_create(workers + I, NULL, &amp;worker_thread, &amp;I);</text:span></text:p>
      <text:p text:style-name="Standard"><text:span text:style-name="T2"><text:tab/>CPU_ZERO(&amp;cpuset);</text:span></text:p>
      <text:p text:style-name="Standard"><text:span text:style-name="T2"><text:tab/>CPU_SET((rand()%3), &amp;cpuset);</text:span></text:p>
      <text:p text:style-name="Standard"><text:span text:style-name="T2"><text:tab/>s = pthread_setaffinity_np(workers[I], sizeof(cpu_set_t), &amp;cpuset);</text:span></text:p>
      <text:p text:style-name="Standard"><text:span text:style-name="T2"><text:tab/>sleep(0.01);</text:span></text:p>
      <text:p text:style-name="Standard"><text:span text:style-name="T2"><text:tab/>}</text:span></text:p>
      <text:p text:style-name="Standard"><text:span text:style-name="T2"><text:tab/>pthread_create(&amp;queueing, NULL, &amp;queuing_thread, NULL);</text:span></text:p>
      <text:p text:style-name="Standard"><text:span text:style-name="T2"><text:tab/>for (I = 0; I &lt; TOTAL_THREADS; I++){</text:span></text:p>
      <text:p text:style-name="Standard"><text:span text:style-name="T2"><text:tab/>pthread_join(workers[I], NULL);</text:span></text:p>
      <text:p text:style-name="Standard"><text:span text:style-name="T2"><text:tab/>}</text:span></text:p>
      <text:p text:style-name="Standard"><text:span text:style-name="T2"><text:tab/>pthread_cancel(queueing);</text:span></text:p>
      <text:p text:style-name="Standard"><text:span text:style-name="T2"><text:tab/>pthread_join(queueing, NULL);</text:span></text:p>
      <text:p text:style-name="Standard"><text:span text:style-name="T2"><text:tab/>fini_main_queue();</text:span></text:p>
      <text:p text:style-name="Standard"><text:span text:style-name="T2"><text:tab/>for(int i=0;i&lt;TOTAL_THREADS;i++){</text:span></text:p>
      <text:p text:style-name="Standard"><text:span text:style-name="T2"><text:tab/></text:span></text:p>
      <text:p text:style-name="Standard"><text:span text:style-name="T2"><text:tab/>end[i]=clock();</text:span></text:p>
      <text:p text:style-name="Standard"><text:soft-page-break/><text:span text:style-name="T2"><text:tab/>printf("Thread %d\n",i+1);</text:span></text:p>
      <text:p text:style-name="Standard"><text:span text:style-name="T2"><text:tab/>printf("Creation time: %f\n",((double)start[i])/CLOCKS_PER_SEC);</text:span></text:p>
      <text:p text:style-name="Standard"><text:span text:style-name="T2"><text:tab/>printf("End time: %f\n",((double)end[i])/CLOCKS_PER_SEC);</text:span></text:p>
      <text:p text:style-name="Standard"><text:span text:style-name="T2"><text:tab/>printf("Latency %f\n\n\n",lat[i]);</text:span></text:p>
      <text:p text:style-name="Standard"><text:span text:style-name="T2"><text:s text:c="3"/>}</text:span></text:p>
      <text:p text:style-name="Standard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5</meta:editing-cycles>
    <meta:creation-date>2018-04-17T04:18:00</meta:creation-date>
    <dc:date>2018-04-17T10:16:47.165775649</dc:date>
    <meta:editing-duration>PT10M39S</meta:editing-duration>
    <meta:generator>LibreOffice/5.2.7.2$Linux_X86_64 LibreOffice_project/20m0$Build-2</meta:generator>
    <meta:document-statistic meta:table-count="0" meta:image-count="0" meta:object-count="0" meta:page-count="21" meta:paragraph-count="472" meta:word-count="1586" meta:character-count="14281" meta:non-whitespace-character-count="125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